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language="es" fo:country="ES"/>
    </style:style>
    <style:style style:name="P2" style:family="paragraph" style:parent-style-name="Text_20_body">
      <style:text-properties fo:language="es" fo:country="ES"/>
    </style:style>
    <style:style style:name="P3" style:family="paragraph" style:parent-style-name="Text_20_body">
      <style:text-properties fo:language="es" fo:country="ES" officeooo:rsid="00041618" officeooo:paragraph-rsid="00041618"/>
    </style:style>
    <style:style style:name="P4" style:family="paragraph" style:parent-style-name="Text_20_body">
      <style:text-properties fo:language="es" fo:country="ES" officeooo:rsid="00055b93" officeooo:paragraph-rsid="00055b93"/>
    </style:style>
    <style:style style:name="P5" style:family="paragraph" style:parent-style-name="Title">
      <style:text-properties fo:font-size="40pt" fo:language="es" fo:country="ES" style:font-size-asian="40pt" style:font-size-complex="40pt"/>
    </style:style>
    <style:style style:name="P6" style:family="paragraph" style:parent-style-name="Title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5">Hotel Monarch</text:p>
      <text:p text:style-name="P1">Diego Rodríguez Sou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Indi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. Introducción</text:h>
      <text:p text:style-name="P3">Este proyecto busca desarrollar una web que permita a sus usuarios consultar información sobre un hotel y realizar reservas; y ofrecer a los usuarios administradores herramientas de gestión de las habitaciones y reservas realizadas.</text:p>
      <text:p text:style-name="P3"/>
      <text:p text:style-name="P3"/>
      <text:h text:style-name="Heading_20_1" text:outline-level="1">2. Desarrollo</text:h>
      <text:p text:style-name="P3"/>
      <text:h text:style-name="Heading_20_1" text:outline-level="1">3. Esquema global del sistema</text:h>
      <text:p text:style-name="P3"/>
      <text:h text:style-name="Heading_20_1" text:outline-level="1">4. Pliego de condiciones</text:h>
      <text:p text:style-name="P3"/>
      <text:h text:style-name="Heading_20_1" text:outline-level="1">5. Presupuestos</text:h>
      <text:p text:style-name="P3"/>
      <text:h text:style-name="Heading_20_1" text:outline-level="1">6. Conclusiones y Líneas futuras</text:h>
      <text:p text:style-name="P4">Este proyecto me ha servido para relacionar habilidades de desarrollo web que he adquirido durante el ciclo de DAW; he pasado por todos los procesos de desarrollo: desde el diseño y maquetación de la página web pensando en las funcionalidades, la programación del mismo y la puesta en producción en un servidor real con la configuración añadida que esto conlleva.</text:p>
      <text:p text:style-name="P4">En líneas futuras queda mucho por hacer y mejorar, puesto que algunas de las funcionalidades de la aplicación se han quedado atrás por falta de tiempo (como añadir servicios adicionales a las habitaciones) y aún queda mucho espacio para mejora; me gustaría añadir consultas con ajax para darle dinamismo a la web en un futuro.</text:p>
      <text:p text:style-name="P3"/>
      <text:h text:style-name="Heading_20_1" text:outline-level="1">7. Bibliografía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3-15T22:33:14.335000000</dc:date>
    <meta:editing-duration>PT14M38S</meta:editing-duration>
    <meta:editing-cycles>4</meta:editing-cycles>
    <meta:document-statistic meta:table-count="0" meta:image-count="0" meta:object-count="0" meta:page-count="3" meta:paragraph-count="13" meta:word-count="177" meta:character-count="1104" meta:non-whitespace-character-count="940"/>
  </office:meta>
</office:document-meta>
</file>